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eferences model</text:p>
          </table:table-cell>
          <table:table-cell office:value-type="string" calcext:value-type="string">
            <text:p>Init-Pow</text:p>
          </table:table-cell>
          <table:table-cell office:value-type="string" calcext:value-type="string">
            <text:p>NbTours</text:p>
          </table:table-cell>
          <table:table-cell office:value-type="string" calcext:value-type="string">
            <text:p>tours individuel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1_M3</text:p>
          </table:table-cell>
          <table:table-cell office:value-type="string" calcext:value-type="string">
            <text:p>dom/sub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dom/do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sub/sub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3_M1</text:p>
          </table:table-cell>
          <table:table-cell office:value-type="string" calcext:value-type="string">
            <text:p>dom/sub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dom/do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sub/sub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2_M1</text:p>
          </table:table-cell>
          <table:table-cell office:value-type="string" calcext:value-type="string">
            <text:p>dom/sub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dom/do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sub/sub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1_M2</text:p>
          </table:table-cell>
          <table:table-cell office:value-type="string" calcext:value-type="string">
            <text:p>dom/sub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om/do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ub/sub</text:p>
          </table:table-cell>
          <table:table-cell table:number-columns-repeated="2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44:28.994067721</meta:creation-date>
    <dc:date>2017-12-15T10:13:16.747580118</dc:date>
    <meta:editing-duration>PT18M36S</meta:editing-duration>
    <meta:editing-cycles>5</meta:editing-cycles>
    <meta:generator>LibreOffice/5.1.6.2$Linux_X86_64 LibreOffice_project/10m0$Build-2</meta:generator>
    <meta:document-statistic meta:table-count="1" meta:cell-count="40" meta:object-count="0"/>
  </office:meta>
</office:document-meta>
</file>